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  <style:text-properties style:font-size-complex="14pt"/>
    </style:style>
    <style:style style:name="P2" style:parent-style-name="Standard" style:family="paragraph">
      <style:paragraph-properties fo:text-align="center" fo:text-indent="0in"/>
      <style:text-properties style:font-size-complex="14pt"/>
    </style:style>
    <style:style style:name="P3" style:parent-style-name="Standard" style:family="paragraph">
      <style:paragraph-properties fo:text-align="center" fo:text-indent="0in"/>
      <style:text-properties style:font-size-complex="14pt"/>
    </style:style>
    <style:style style:name="P4" style:parent-style-name="Standard" style:family="paragraph">
      <style:paragraph-properties fo:text-indent="0in"/>
      <style:text-properties style:font-size-complex="14pt"/>
    </style:style>
    <style:style style:name="P5" style:parent-style-name="Standard" style:family="paragraph">
      <style:paragraph-properties fo:text-indent="0in"/>
      <style:text-properties style:font-size-complex="14pt"/>
    </style:style>
    <style:style style:name="P6" style:parent-style-name="Standard" style:family="paragraph">
      <style:paragraph-properties fo:text-align="center" fo:text-indent="0in"/>
      <style:text-properties style:font-size-complex="14pt"/>
    </style:style>
    <style:style style:name="P7" style:parent-style-name="Standard" style:family="paragraph">
      <style:paragraph-properties fo:text-align="center" fo:text-indent="0in"/>
      <style:text-properties style:font-size-complex="14pt"/>
    </style:style>
    <style:style style:name="P8" style:parent-style-name="Standard" style:family="paragraph">
      <style:paragraph-properties fo:text-indent="0in"/>
      <style:text-properties style:font-size-complex="14pt"/>
    </style:style>
    <style:style style:name="P9" style:parent-style-name="Standard" style:family="paragraph">
      <style:paragraph-properties fo:text-indent="0in"/>
      <style:text-properties style:font-size-complex="14pt"/>
    </style:style>
    <style:style style:name="P10" style:parent-style-name="Standard" style:family="paragraph">
      <style:paragraph-properties fo:text-indent="0in"/>
      <style:text-properties style:font-size-complex="14pt"/>
    </style:style>
    <style:style style:name="P11" style:parent-style-name="Standard" style:family="paragraph">
      <style:paragraph-properties fo:text-indent="0in"/>
      <style:text-properties style:font-size-complex="14pt"/>
    </style:style>
    <style:style style:name="P12" style:parent-style-name="Standard" style:family="paragraph">
      <style:paragraph-properties fo:text-align="center" fo:text-indent="0in"/>
      <style:text-properties style:font-size-complex="14pt"/>
    </style:style>
    <style:style style:name="P13" style:parent-style-name="Standard" style:family="paragraph">
      <style:paragraph-properties fo:text-indent="0in">
        <style:tab-stops>
          <style:tab-stop style:type="left" style:position="4.1347in"/>
        </style:tab-stops>
      </style:paragraph-properties>
      <style:text-properties style:font-size-complex="14pt"/>
    </style:style>
    <style:style style:name="P14" style:parent-style-name="Standard" style:family="paragraph">
      <style:paragraph-properties fo:text-indent="0in">
        <style:tab-stops>
          <style:tab-stop style:type="left" style:position="4.1347in"/>
        </style:tab-stops>
      </style:paragraph-properties>
      <style:text-properties style:font-size-complex="14pt"/>
    </style:style>
    <style:style style:name="P15" style:parent-style-name="Standard" style:family="paragraph">
      <style:paragraph-properties fo:text-indent="0in">
        <style:tab-stops>
          <style:tab-stop style:type="left" style:position="4.1347in"/>
        </style:tab-stops>
      </style:paragraph-properties>
      <style:text-properties style:font-size-complex="14pt"/>
    </style:style>
    <style:style style:name="P16" style:parent-style-name="Standard" style:family="paragraph">
      <style:paragraph-properties fo:text-indent="0in">
        <style:tab-stops>
          <style:tab-stop style:type="left" style:position="4.1347in"/>
        </style:tab-stops>
      </style:paragraph-properties>
      <style:text-properties style:font-size-complex="14pt"/>
    </style:style>
    <style:style style:name="P17" style:parent-style-name="Standard" style:family="paragraph">
      <style:paragraph-properties fo:text-indent="0in"/>
      <style:text-properties style:font-size-complex="14pt"/>
    </style:style>
    <style:style style:name="P18" style:parent-style-name="Standard" style:family="paragraph">
      <style:paragraph-properties fo:text-indent="0in">
        <style:tab-stops>
          <style:tab-stop style:type="left" style:position="1.7722in"/>
          <style:tab-stop style:type="left" style:position="2.1659in"/>
          <style:tab-stop style:type="left" style:position="3.4458in"/>
          <style:tab-stop style:type="left" style:position="4.9222in"/>
        </style:tab-stops>
      </style:paragraph-properties>
      <style:text-properties style:font-size-complex="14pt"/>
    </style:style>
    <style:style style:name="P19" style:parent-style-name="Standard" style:family="paragraph">
      <style:paragraph-properties fo:text-indent="0in">
        <style:tab-stops>
          <style:tab-stop style:type="left" style:position="2.4611in"/>
          <style:tab-stop style:type="left" style:position="3.6423in"/>
        </style:tab-stops>
      </style:paragraph-properties>
      <style:text-properties fo:font-size="10pt" style:font-size-asian="10pt" style:font-size-complex="10pt"/>
    </style:style>
    <style:style style:name="P20" style:parent-style-name="Standard" style:family="paragraph">
      <style:paragraph-properties fo:text-indent="0in"/>
      <style:text-properties style:font-size-complex="14pt"/>
    </style:style>
    <style:style style:name="P21" style:parent-style-name="Standard" style:family="paragraph">
      <style:paragraph-properties fo:text-indent="0in"/>
      <style:text-properties style:font-size-complex="14pt"/>
    </style:style>
    <style:style style:name="P22" style:parent-style-name="Standard" style:family="paragraph">
      <style:paragraph-properties fo:text-indent="0in"/>
      <style:text-properties style:font-size-complex="14pt"/>
    </style:style>
    <style:style style:name="P23" style:parent-style-name="Standard" style:family="paragraph">
      <style:paragraph-properties fo:text-indent="0in">
        <style:tab-stops>
          <style:tab-stop style:type="left" style:position="2.4611in"/>
          <style:tab-stop style:type="left" style:position="3.6423in"/>
        </style:tab-stops>
      </style:paragraph-properties>
      <style:text-properties fo:font-size="10pt" style:font-size-asian="10pt" style:font-size-complex="10pt"/>
    </style:style>
    <style:style style:name="P24" style:parent-style-name="Standard" style:family="paragraph">
      <style:paragraph-properties fo:text-indent="0in"/>
      <style:text-properties style:font-size-complex="14pt"/>
    </style:style>
    <style:style style:name="P25" style:parent-style-name="Standard" style:family="paragraph">
      <style:paragraph-properties fo:text-indent="0in"/>
      <style:text-properties style:font-size-complex="14pt"/>
    </style:style>
    <style:style style:name="P26" style:parent-style-name="Standard" style:family="paragraph">
      <style:paragraph-properties fo:text-indent="0in"/>
      <style:text-properties style:font-size-complex="14pt"/>
    </style:style>
    <style:style style:name="P27" style:parent-style-name="Standard" style:family="paragraph">
      <style:paragraph-properties fo:text-indent="0in"/>
      <style:text-properties style:font-size-complex="14pt"/>
    </style:style>
    <style:style style:name="P28" style:parent-style-name="Standard" style:family="paragraph">
      <style:paragraph-properties fo:text-indent="0in"/>
      <style:text-properties style:font-size-complex="14pt"/>
    </style:style>
    <style:style style:name="P29" style:parent-style-name="Standard" style:family="paragraph">
      <style:paragraph-properties fo:text-align="center" fo:text-indent="0in"/>
    </style:style>
    <style:style style:name="T30" style:parent-style-name="Основнойшрифтабзаца" style:family="text">
      <style:text-properties style:font-size-complex="14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ГБОУ ВО Московский государственный технологический университет</text:p>
      <text:p text:style-name="P3">«СТАНКИН»</text:p>
      <text:p text:style-name="P4"/>
      <text:p text:style-name="P5"/>
      <text:p text:style-name="P6">Кафедра теоретической<text:tab/><text:s/>механики и сопротивления<text:s/>материалов</text:p>
      <text:p text:style-name="P7">Учебный курс «Теоретическая механика»</text:p>
      <text:p text:style-name="P8"/>
      <text:p text:style-name="P9"/>
      <text:p text:style-name="P10"/>
      <text:p text:style-name="P11"/>
      <text:p text:style-name="P12"><text:s/>РГР № 1<text:line-break/><text:s/>Вариант 1</text:p>
      <text:p text:style-name="P13"/>
      <text:p text:style-name="P14"/>
      <text:p text:style-name="P15"/>
      <text:p text:style-name="P16"/>
      <text:p text:style-name="P17">Выполнил: Абдулзагиров М.М.</text:p>
      <text:p text:style-name="P18">студент гр. АДБ-17-11<text:tab/><text:s text:c="4"/>_________<text:tab/><text:s text:c="11"/>__________<text:tab/></text:p>
      <text:p text:style-name="P19"><text:s text:c="73"/>(дата)<text:s/><text:s text:c="35"/>(подпись)</text:p>
      <text:p text:style-name="P20"/>
      <text:p text:style-name="P21"/>
      <text:p text:style-name="P22">Принял: Харыбина И.Н. <text:s text:c="6"/>_________<text:tab/><text:s text:c="11"/>__________<text:tab/></text:p>
      <text:p text:style-name="P23"><text:s text:c="73"/>(дата)<text:tab/><text:s text:c="16"/>(подпись)</text:p>
      <text:p text:style-name="P24"/>
      <text:p text:style-name="P25"/>
      <text:p text:style-name="P26"/>
      <text:p text:style-name="P27"/>
      <text:p text:style-name="P28"/>
      <text:p text:style-name="P29"><text:span text:style-name="T30">Москва – 201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margin-top="0.2083in" fo:margin-bottom="0.1111in"/>
      <style:text-properties style:font-weight-complex="bold" style:font-size-complex="16pt" style:language-asian="en" style:country-asian="US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margin-top="0.2083in" fo:margin-bottom="0.2083in"/>
      <style:text-properties style:font-weight-complex="bold" style:font-style-complex="italic" style:font-size-complex="14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margin-top="0.2083in" fo:margin-bottom="0.2083in"/>
      <style:text-properties style:font-weight-complex="bold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111in" fo:margin-bottom="0.2083in"/>
      <style:text-properties style:font-weight-complex="bold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line-height="150%" fo:text-indent="0.4923in"/>
      <style:text-properties fo:font-size="14pt" style:font-size-asian="14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text-properties style:font-weight-complex="bold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language="en" fo:country="US" style:language-asian="en" style:country-asian="US" fo:hyphenate="false"/>
    </style:style>
    <style:style style:name="ContentsHeading" style:display-name="Contents Heading" style:family="paragraph" style:parent-style-name="Заголовок1" style:default-outline-level="1">
      <style:paragraph-properties fo:keep-together="always" text:number-lines="false" fo:margin-top="0.3333in" fo:margin-bottom="0in" fo:line-height="115%"/>
      <style:text-properties fo:font-weight="bold" style:font-weight-asian="bold" fo:color="#365F91" fo:font-size="16pt" style:font-size-asian="16pt" style:font-size-complex="14pt" fo:hyphenate="false"/>
    </style:style>
    <style:style style:name="Contents1" style:display-name="Contents 1" style:family="paragraph" style:parent-style-name="Standard">
      <style:paragraph-properties fo:text-indent="0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Textbody" style:default-outline-level="2">
      <style:paragraph-properties fo:text-align="start" fo:margin-top="0.2083in" fo:margin-bottom="0.2083in"/>
      <style:text-properties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>
      <style:paragraph-properties fo:margin-left="0.1666in" fo:text-indent="0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top="0.0833in" fo:margin-bottom="0.0833in" fo:line-height="115%" fo:margin-left="0.5in">
        <style:tab-stops/>
      </style:paragraph-properties>
      <style:text-properties style:font-name="Calibri" style:font-name-asian="Calibri" fo:font-style="italic" style:font-style-asian="italic" style:font-size-complex="9pt" style:language-asian="en" style:country-asian="US" fo:hyphenate="false"/>
    </style:style>
    <style:style style:name="Безинтервала" style:display-name="Без интервала" style:family="paragraph">
      <style:paragraph-properties fo:widows="2" fo:orphans="2"/>
      <style:text-properties fo:font-size="12pt" style:font-size-asian="12pt" style:font-size-complex="12pt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/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Название" style:display-name="Название" style:family="paragraph" style:parent-style-name="Standard" style:next-style-name="Подзаголовок">
      <style:paragraph-properties fo:border-top="none" fo:border-left="none" fo:border-bottom="0.0138in solid #4F81BD" fo:border-right="none" fo:padding-top="0in" fo:padding-left="0in" fo:padding-bottom="0.0555in" fo:padding-right="0in" style:shadow="none" fo:text-align="start" fo:margin-bottom="0.2083in" fo:line-height="100%"/>
      <style:text-properties style:font-name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Contents3" style:display-name="Contents 3" style:family="paragraph" style:parent-style-name="Standard">
      <style:paragraph-properties fo:margin-bottom="0.0694in" fo:margin-left="0.3888in" fo:text-indent="0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ptx2" style:display-name="ptx2" style:family="paragraph" style:parent-style-name="Standard">
      <style:paragraph-properties fo:text-align="start" fo:margin-top="0.0694in" fo:margin-bottom="0.0694in" fo:line-height="100%" fo:text-indent="0in"/>
      <style:text-properties fo:font-size="12pt" style:font-size-asian="12pt" fo:hyphenate="false"/>
    </style:style>
    <style:style style:name="Heading1Char" style:display-name="Heading 1 Char" style:family="text">
      <style:text-properties style:font-weight-complex="bold" style:letter-kerning="true" fo:font-size="14pt" style:font-size-asian="14pt" style:font-size-complex="16pt" style:language-asian="en" style:country-asian="US"/>
    </style:style>
    <style:style style:name="HeaderChar" style:display-name="Header Char" style:family="text">
      <style:text-properties fo:font-size="12pt" style:font-size-asian="12pt" style:font-size-complex="12pt"/>
    </style:style>
    <style:style style:name="FooterChar" style:display-name="Footer Char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btitleChar" style:display-name="Subtitle Char" style:family="text">
      <style:text-properties fo:font-size="14pt" style:font-size-asian="14pt" style:font-size-complex="12pt"/>
    </style:style>
    <style:style style:name="hps" style:display-name="hps" style:family="text" style:parent-style-name="Основнойшрифтабзаца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apple-converted-space" style:display-name="apple-converted-space" style:family="text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>
      <style:text-properties style:font-weight-complex="bold" style:font-style-complex="italic" fo:font-size="14pt" style:font-size-asian="14pt" style:font-size-complex="14pt"/>
    </style:style>
    <style:style style:name="Heading3Char" style:display-name="Heading 3 Char" style:family="text">
      <style:text-properties style:font-weight-complex="bold" fo:font-size="14pt" style:font-size-asian="14pt" style:font-size-complex="14pt"/>
    </style:style>
    <style:style style:name="mw-headline" style:display-name="mw-headline" style:family="text"/>
    <style:style style:name="editsection" style:display-name="editsection" style:family="text"/>
    <style:style style:name="TitleChar" style:display-name="Title Char" style:family="text" style:parent-style-name="Основнойшрифтабзаца">
      <style:text-properties style:font-name="Cambria" fo:color="#17365D" fo:letter-spacing="0.0034in" style:letter-kerning="true" fo:font-size="26pt" style:font-size-asian="26pt" style:font-size-complex="26pt"/>
    </style:style>
    <style:style style:name="webkit-html-tag" style:display-name="webkit-html-tag" style:family="text" style:parent-style-name="Основнойшрифтабзаца"/>
    <style:style style:name="referat" style:display-name="referat" style:family="text" style:parent-style-name="Основнойшрифтабзаца"/>
    <style:style style:name="txt" style:display-name="txt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Heading4Char" style:display-name="Heading 4 Char" style:family="text" style:parent-style-name="Основнойшрифтабзаца">
      <style:text-properties style:font-weight-complex="bold" style:font-style-complex="italic" fo:font-size="14pt" style:font-size-asian="14pt" style:font-size-complex="12pt"/>
    </style:style>
    <style:style style:name="ListLabel1" style:display-name="ListLabel 1" style:family="text">
      <style:text-properties fo:font-weight="normal" style:font-weight-asian="normal" fo:font-style="normal" style:font-style-asian="normal" fo:font-size="14pt" style:font-size-asian="14pt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LVL1" style:family="text">
      <style:text-properties fo:font-weight="normal" style:font-weight-asian="normal" fo:font-style="normal" style:font-style-asian="normal" fo:font-size="14pt" style:font-size-asian="14pt"/>
    </style:style>
    <text:list-style style:name="WWNum2" style:display-name="WWNum2">
      <text:list-level-style-number text:level="1" text:style-name="WW_CharLFO2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 fo:font-size="14pt" style:font-size-asian="14pt"/>
    </style:style>
    <text:list-style style:name="WWNum3" style:display-name="WWNum3">
      <text:list-level-style-number text:level="1" text:style-name="WW_CharLFO3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 fo:font-size="14pt" style:font-size-asian="14pt"/>
    </style:style>
    <text:list-style style:name="WWNum4" style:display-name="WWNum4">
      <text:list-level-style-number text:level="1" text:style-name="WW_CharLFO4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76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инистерство образования Российской Федерации</dc:title>
    <meta:initial-creator>apn</meta:initial-creator>
    <dc:creator>murad.abdulzagirov@gmail.com</dc:creator>
    <meta:creation-date>2017-09-19T08:05:00Z</meta:creation-date>
    <dc:date>2018-10-27T10:25:00Z</dc:date>
    <meta:print-date>2012-10-19T02:48:00Z</meta:print-date>
    <meta:template xlink:href="Normal.dotm" xlink:type="simple"/>
    <meta:editing-cycles>9</meta:editing-cycles>
    <meta:editing-duration>PT600S</meta:editing-duration>
    <meta:user-defined meta:name="AppVersion">14.0000</meta:user-defined>
    <meta:user-defined meta:name="Company">stank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7" meta:character-count="654" meta:row-count="4" meta:non-whitespace-character-count="558"/>
  </office:meta>
</office:document-meta>
</file>